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1.3945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ffde59"/>
    </style:style>
  </office:automatic-styles>
  <office:body>
    <office:spreadsheet>
      <table:calculation-settings table:automatic-find-labels="false" table:use-regular-expressions="false" table:use-wildcards="true"/>
      <table:table table:name="big_batch_collated_0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G or 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25" calcext:value-type="float">
            <text:p>0.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25" calcext:value-type="float">
            <text:p>0.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3" office:value-type="float" office:value="0.291666666666667" calcext:value-type="float">
            <text:p>0.292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33333333333333" calcext:value-type="float">
            <text:p>0.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3" office:value-type="float" office:value="0.4" calcext:value-type="float">
            <text:p>0.400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3" office:value-type="float" office:value="0.421052631578947" calcext:value-type="float">
            <text:p>0.421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466666666666667" calcext:value-type="float">
            <text:p>0.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466666666666667" calcext:value-type="float">
            <text:p>0.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466666666666667" calcext:value-type="float">
            <text:p>0.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473684210526316" calcext:value-type="float">
            <text:p>0.4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541666666666667" calcext:value-type="float">
            <text:p>0.5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541666666666667" calcext:value-type="float">
            <text:p>0.5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5625" calcext:value-type="float">
            <text:p>0.5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625" calcext:value-type="float">
            <text:p>0.5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571428571428571" calcext:value-type="float">
            <text:p>0.5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571428571428571" calcext:value-type="float">
            <text:p>0.5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571428571428571" calcext:value-type="float">
            <text:p>0.5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588235294117647" calcext:value-type="float">
            <text:p>0.5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04166666666667" calcext:value-type="float">
            <text:p>0.6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04166666666667" calcext:value-type="float">
            <text:p>0.6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31578947368421" calcext:value-type="float">
            <text:p>0.6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42857142857143" calcext:value-type="float">
            <text:p>0.6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45833333333333" calcext:value-type="float">
            <text:p>0.6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45833333333333" calcext:value-type="float">
            <text:p>0.6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5625" calcext:value-type="float">
            <text:p>0.6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875" calcext:value-type="float">
            <text:p>0.6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875" calcext:value-type="float">
            <text:p>0.6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92307692307692" calcext:value-type="float">
            <text:p>0.6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705882352941176" calcext:value-type="float">
            <text:p>0.7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708333333333333" calcext:value-type="float">
            <text:p>0.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708333333333333" calcext:value-type="float">
            <text:p>0.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708333333333333" calcext:value-type="float">
            <text:p>0.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714285714285714" calcext:value-type="float">
            <text:p>0.7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733333333333333" calcext:value-type="float">
            <text:p>0.7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733333333333333" calcext:value-type="float">
            <text:p>0.7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736842105263158" calcext:value-type="float">
            <text:p>0.7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764705882352941" calcext:value-type="float">
            <text:p>0.7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764705882352941" calcext:value-type="float">
            <text:p>0.7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769230769230769" calcext:value-type="float">
            <text:p>0.7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789473684210526" calcext:value-type="float">
            <text:p>0.7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8" calcext:value-type="float">
            <text:p>0.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8125" calcext:value-type="float">
            <text:p>0.8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842105263157895" calcext:value-type="float">
            <text:p>0.8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846153846153846" calcext:value-type="float">
            <text:p>0.8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857142857142857" calcext:value-type="float">
            <text:p>0.8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868421052631579" calcext:value-type="float">
            <text:p>0.8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41176470588235" calcext:value-type="float">
            <text:p>0.9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3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5625" calcext:value-type="float">
            <text:p>0.5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11111111111111" calcext:value-type="float">
            <text:p>0.6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11111111111111" calcext:value-type="float">
            <text:p>0.6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875" calcext:value-type="float">
            <text:p>0.6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3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3" office:value-type="float" office:value="0.4375" calcext:value-type="float">
            <text:p>0.438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888888888888889" calcext:value-type="float">
            <text:p>0.8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583333333333333" calcext:value-type="float">
            <text:p>0.5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791666666666667" calcext:value-type="float">
            <text:p>0.7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3" office:value-type="float" office:value="0.333333333333333" calcext:value-type="float">
            <text:p>0.333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3" office:value-type="float" office:value="0.333333333333333" calcext:value-type="float">
            <text:p>0.333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388888888888889" calcext:value-type="float">
            <text:p>0.3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3" office:value-type="float" office:value="0.472222222222222" calcext:value-type="float">
            <text:p>0.472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518518518518518" calcext:value-type="float">
            <text:p>0.5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94444444444444" calcext:value-type="float">
            <text:p>0.6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75" calcext:value-type="float">
            <text:p>0.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777777777777778" calcext:value-type="float">
            <text:p>0.7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16666666666667" calcext:value-type="float">
            <text:p>0.9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3125" calcext:value-type="float">
            <text:p>0.3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3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3" office:value-type="float" office:value="0.4375" calcext:value-type="float">
            <text:p>0.438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722222222222222" calcext:value-type="float">
            <text:p>0.7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833333333333333" calcext:value-type="float">
            <text:p>0.8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3" office:value-type="float" office:value="0.333333333333333" calcext:value-type="float">
            <text:p>0.333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3" office:value-type="float" office:value="0.37037037037037" calcext:value-type="float">
            <text:p>0.370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388888888888889" calcext:value-type="float">
            <text:p>0.3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388888888888889" calcext:value-type="float">
            <text:p>0.3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407407407407407" calcext:value-type="float">
            <text:p>0.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3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11111111111111" calcext:value-type="float">
            <text:p>0.6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333333333333333" calcext:value-type="float">
            <text:p>0.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style-name="ce3" office:value-type="float" office:value="0.354166666666667" calcext:value-type="float">
            <text:p>0.354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3" office:value-type="float" office:value="0.375" calcext:value-type="float">
            <text:p>0.375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3" office:value-type="float" office:value="0.375" calcext:value-type="float">
            <text:p>0.375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555555555555556" calcext:value-type="float">
            <text:p>0.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25" calcext:value-type="float">
            <text:p>0.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25" calcext:value-type="float">
            <text:p>0.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3" office:value-type="float" office:value="0.28125" calcext:value-type="float">
            <text:p>0.281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3125" calcext:value-type="float">
            <text:p>0.3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3" office:value-type="float" office:value="0.361111111111111" calcext:value-type="float">
            <text:p>0.361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3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3" office:value-type="float" office:value="0.416666666666667" calcext:value-type="float">
            <text:p>0.417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<text:s/>'D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527777777777778" calcext:value-type="float">
            <text:p>0.5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</table:table>
      <table:named-expressions/>
      <table:database-ranges>
        <table:database-range table:name="__Anonymous_Sheet_DB__0" table:target-range-address="big_batch_collated_02.A1:big_batch_collated_02.H257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2T10:45:17.403491008</dc:date>
    <meta:editing-duration>PT23H58M27S</meta:editing-duration>
    <meta:editing-cycles>2</meta:editing-cycles>
    <meta:generator>LibreOffice/7.3.4.2$Linux_X86_64 LibreOffice_project/30$Build-2</meta:generator>
    <meta:document-statistic meta:table-count="1" meta:cell-count="1928" meta:object-count="0"/>
  </office:meta>
</office:document-meta>
</file>